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5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9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1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2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3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6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7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1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bold" text:display="true"/>
    </style:style>
    <style:style style:name="T3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4" style:family="text"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T5" style:family="text">
      <style:text-properties fo:font-variant="normal" fo:text-transform="none" style:text-outline="false" style:text-line-through-style="none" fo:font-style="normal" fo:font-weight="bold" style:font-style-asian="normal" style:font-weight-asian="bold" style:font-style-complex="normal" style:font-weight-complex="normal" text:display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9"><text:span text:style-name="T5">J8CM Assembly Language Programmer’s Guide</text:span></text:p>
      <text:p text:style-name="P1"><text:s/></text:p>
      <text:p text:style-name="P1">Documentation Conventions</text:p>
      <text:p text:style-name="P1"/>
      <text:p text:style-name="P14">Instruction mnemonics are in caps as required by compiler.</text:p>
      <text:p text:style-name="P14"/>
      <text:p text:style-name="P11">[arg] <text:s text:c="4"/>indicates the instruction or pseudoinstruction requires an operand(argument).</text:p>
      <text:p text:style-name="P11"/>
      <text:p text:style-name="P11">[#arg] <text:s text:c="3"/>indicates the instruction or pseudoinstruction requires a number as its argument.</text:p>
      <text:p text:style-name="P11"/>
      <text:p text:style-name="P11">&amp; - logical AND operator</text:p>
      <text:p text:style-name="P11"/>
      <text:p text:style-name="P11">|| - logical OR operator</text:p>
      <text:p text:style-name="P11"/>
      <text:p text:style-name="P11">! - logical NOT operator</text:p>
      <text:p text:style-name="P11"/>
      <text:p text:style-name="P11">M - memory location</text:p>
      <text:p text:style-name="P11"/>
      <text:p text:style-name="P11">R - general purpose register X or Y</text:p>
      <text:p text:style-name="P11"/>
      <text:p text:style-name="P14">Brackets are used to group operations in the XOR instruction to avoid confusion with address indirection.</text:p>
      <text:p text:style-name="P2"/>
      <text:p text:style-name="P1">Psuedoinstructions</text:p>
      <text:p text:style-name="P1"/>
      <text:list xml:id="list865881078559712606" text:style-name="L1">
        <text:list-header>
          <text:p text:style-name="P12">* - Remark. When the compiler encounters a * it will ignore all text that follows until another * is encountered.</text:p>
          <text:p text:style-name="P12"/>
        </text:list-header>
      </text:list>
      <text:p text:style-name="P11">[arg]: - Label. Declares arg as a label.</text:p>
      <text:p text:style-name="P11"/>
      <text:p text:style-name="P11">DAT [#arg] - Reserves a memory location for data. Initializes location to value of arg.</text:p>
      <text:p text:style-name="P11"/>
      <text:p text:style-name="P11">END [arg] - Tells compiler to stop compiling. Place at end of source code. <text:s/>Arg is required but not used.</text:p>
      <text:p text:style-name="P11"/>
      <text:p text:style-name="P11">EQU [#arg] - Equals statement. Compiler constant, declares a label is equal to arg.</text:p>
      <text:p text:style-name="P11"/>
      <text:p text:style-name="P11">ORG [#arg] - Declares starting memory location for code that follows.</text:p>
      <text:p text:style-name="P2"/>
      <text:p text:style-name="P2"/>
      <text:p text:style-name="P2"/>
      <text:p text:style-name="P4"><text:soft-page-break/><text:span text:style-name="T1">Address Mode Operators</text:span></text:p>
      <text:p text:style-name="P11"><text:s/>[arg] <text:s text:c="3"/>- Default address mode is memory direct. </text:p>
      <text:p text:style-name="P11">([arg]) <text:s/>- Parenthesis indicate indirect address mode.</text:p>
      <text:p text:style-name="P11">/[arg] <text:s text:c="2"/>- <text:s/>Register addressing mode. Where [arg] is either X or Y.<text:tab/> </text:p>
      <text:p text:style-name="P11">(/[arg]) - Register indirect addressing mode.</text:p>
      <text:p text:style-name="P4"><text:span text:style-name="T1"/></text:p>
      <text:p text:style-name="P4"><text:span text:style-name="T1">Instruction Set</text:span></text:p>
      <text:p text:style-name="P4"><text:span text:style-name="T1"/></text:p>
      <text:p text:style-name="P3">Data Transfer Instructions</text:p>
      <text:p text:style-name="P4"><text:span text:style-name="T3"/></text:p>
      <text:p text:style-name="P4"><text:span text:style-name="T3"><text:tab/></text:span><text:span text:style-name="T1">INP<text:tab/></text:span><text:span text:style-name="T3">[arg] <text:s text:c="3"/>PC &lt;-- PC + 1; M &lt;¬ I/O</text:span></text:p>
      <text:p text:style-name="P13"><text:span text:style-name="T3"><text:tab/>([arg])<text:tab/>PC &lt;¬ PC + 1; (M) &lt;¬ I/O<text:tab/><text:tab/></text:span></text:p>
      <text:p text:style-name="P13"><text:span text:style-name="T3"><text:tab/>(/[arg]) (R) &lt;¬ I/O</text:span></text:p>
      <text:p text:style-name="P13"><text:span text:style-name="T3"><text:tab/>Input one byte from I/O to the memory location specified by arg.<text:tab/> </text:span></text:p>
      <text:p text:style-name="P13"><text:span text:style-name="T3"><text:tab/>Flags:<text:tab/> Unaffected.</text:span></text:p>
      <text:p text:style-name="P13"><text:span text:style-name="T3"/></text:p>
      <text:p text:style-name="P4"><text:span text:style-name="T3"><text:tab/></text:span><text:span text:style-name="T1">LDX<text:tab/></text:span><text:span text:style-name="T3">[arg] <text:s text:c="3"/>PC &lt;¬ PC + 1; XREG &lt;¬ M</text:span></text:p>
      <text:p text:style-name="P4"><text:span text:style-name="T3"><text:tab/><text:tab/>([arg])<text:tab/>PC &lt;¬ PC + 1; XREG &lt;¬ (M)</text:span></text:p>
      <text:p text:style-name="P4"><text:span text:style-name="T3"><text:tab/><text:tab/>/[arg]<text:tab/> XREG &lt;¬ R</text:span></text:p>
      <text:p text:style-name="P4"><text:span text:style-name="T3"><text:tab/><text:tab/>(/[arg]) XREG &lt;¬ ®</text:span></text:p>
      <text:p text:style-name="P4"><text:span text:style-name="T3"><text:tab/><text:tab/>Loads the X register with the contents specified by arg.</text:span></text:p>
      <text:p text:style-name="P16"><text:span text:style-name="T3">Flags:<text:tab/>Z - Set to 1 if XREG = 0. Cleared otherwise.</text:span></text:p>
      <text:p text:style-name="P16"><text:span text:style-name="T3"><text:tab/>N - Set to 1 if XREG &lt; 0. Cleared otherwise.</text:span></text:p>
      <text:p text:style-name="P16"><text:span text:style-name="T3"><text:tab/></text:span></text:p>
      <text:p text:style-name="P13"><text:span text:style-name="T1">LDY<text:tab/></text:span><text:span text:style-name="T3">[arg]<text:tab/>PC &lt;¬ PC + 1; YREG &lt;¬ M</text:span></text:p>
      <text:p text:style-name="P13"><text:span text:style-name="T3"><text:tab/>([arg])<text:tab/> PC &lt;¬ PC + 1; YREG &lt;¬ (M)</text:span></text:p>
      <text:p text:style-name="P13"><text:span text:style-name="T3"><text:tab/>/[arg]<text:tab/> YREG &lt;¬ R</text:span></text:p>
      <text:p text:style-name="P13"><text:span text:style-name="T3"><text:tab/> (/[arg]) YREG &lt;¬ ®</text:span></text:p>
      <text:p text:style-name="P13"><text:span text:style-name="T3"><text:tab/>Loads the Y register with the contents specified by arg.</text:span></text:p>
      <text:p text:style-name="P13"><text:span text:style-name="T3"><text:tab/>Flags:<text:tab/>Z - Set to 1 if YREG = 0. Cleared otherwise.</text:span></text:p>
      <text:p text:style-name="P13"><text:span text:style-name="T3"><text:s/><text:tab/> <text:tab/>N - Set to 1 if YREG &lt; 0. Cleared otherwise.</text:span></text:p>
      <text:p text:style-name="P13"><text:span text:style-name="T3"/></text:p>
      <text:p text:style-name="P4"><text:span text:style-name="T3"><text:tab/></text:span><text:span text:style-name="T1">LOD<text:tab/></text:span><text:span text:style-name="T3">[arg]<text:tab/> PC &lt;¬ PC + 1; ACC &lt;¬ M</text:span></text:p>
      <text:p text:style-name="P4"><text:span text:style-name="T3"><text:tab/><text:tab/>([arg])<text:tab/> PC &lt;¬ PC + 1; ACC &lt;¬ (M)</text:span></text:p>
      <text:p text:style-name="P4"><text:span text:style-name="T3"><text:tab/><text:tab/>/[arg]<text:tab/> ACC &lt;¬ R</text:span></text:p>
      <text:p text:style-name="P4"><text:span text:style-name="T3"><text:tab/><text:tab/>(/[arg])<text:tab/> ACC &lt;¬ ®</text:span></text:p>
      <text:p text:style-name="P16"><text:span text:style-name="T3">Loads the accumulator with the contents of the memory location specified by arg.</text:span></text:p>
      <text:p text:style-name="P16"><text:span text:style-name="T3">Flags:<text:tab/>Z - Set to 1 if ACC = 0. Cleared otherwise.</text:span></text:p>
      <text:p text:style-name="P16"><text:span text:style-name="T3"><text:tab/>N - Set to 1 if ACC &lt;&lt; 0. Cleared otherwise.</text:span></text:p>
      <text:p text:style-name="P4"><text:span text:style-name="T3"/></text:p>
      <text:p text:style-name="P4"><text:span text:style-name="T3"><text:tab/></text:span><text:span text:style-name="T1">OUT</text:span><text:span text:style-name="T3"> <text:s text:c="2"/>[arg] PC &lt;¬ PC + 1; I/O &lt;¬ M</text:span></text:p>
      <text:p text:style-name="P13"><text:span text:style-name="T3"><text:tab/>([arg])<text:tab/>PC &lt;¬ PC + 1; I/O &lt;¬ (M)</text:span></text:p>
      <text:p text:style-name="P13"><text:span text:style-name="T3"><text:tab/>(/[arg]) I/O &lt;¬ ®</text:span></text:p>
      <text:p text:style-name="P13"><text:span text:style-name="T3"><text:tab/>Output the contents of the memory location specified by arg to I/O.</text:span></text:p>
      <text:p text:style-name="P13"><text:span text:style-name="T3"><text:tab/>Flags:<text:tab/> Unaffected.</text:span></text:p>
      <text:p text:style-name="P13"><text:soft-page-break/><text:span text:style-name="T3"/></text:p>
      <text:p text:style-name="P4"><text:span text:style-name="T3"><text:tab/></text:span><text:span text:style-name="T1">POP</text:span><text:span text:style-name="T3"><text:tab/>ACC &lt;¬ (SP); SP &lt;¬ SP + 1</text:span></text:p>
      <text:p text:style-name="P4"><text:span text:style-name="T3"><text:tab/><text:tab/>Remove the top item from the stack and place it in the accumulator.</text:span></text:p>
      <text:p text:style-name="P4"><text:span text:style-name="T3"><text:tab/> <text:tab/> Flags:<text:tab/>Z - Set to 1 if ACC = 0. Cleared otherwise.</text:span></text:p>
      <text:p text:style-name="P4"><text:span text:style-name="T3"><text:tab/> <text:tab/><text:tab/>N - Set to 1 if ACC &lt;&lt; 0. Cleared otherwise.</text:span></text:p>
      <text:p text:style-name="P4"><text:span text:style-name="T3"/></text:p>
      <text:p text:style-name="P4"><text:span text:style-name="T3"><text:tab/></text:span><text:span text:style-name="T1">PSH</text:span><text:span text:style-name="T3"><text:tab/>SP &lt;¬ SP - 1; (SP) &lt;¬ ACC</text:span></text:p>
      <text:p text:style-name="P4"><text:span text:style-name="T3"><text:s/><text:tab/><text:tab/>Push the contents of the accumulator onto the stack.</text:span></text:p>
      <text:p text:style-name="P4"><text:span text:style-name="T3"><text:tab/><text:tab/>Flags:<text:tab/> Unaffected.</text:span></text:p>
      <text:p text:style-name="P4"><text:span text:style-name="T3"/></text:p>
      <text:p text:style-name="P4"><text:span text:style-name="T3"><text:tab/></text:span><text:span text:style-name="T1">STO<text:tab/></text:span><text:span text:style-name="T3">[arg] <text:s text:c="3"/>PC &lt;¬ PC + 1; M &lt;¬ ACC</text:span></text:p>
      <text:p text:style-name="P4"><text:span text:style-name="T3"><text:tab/><text:tab/>([arg])<text:tab/>PC &lt;¬ PC + 1; (M) &lt;¬ ACC</text:span></text:p>
      <text:p text:style-name="P4"><text:span text:style-name="T3"><text:s/><text:tab/><text:tab/>/[arg]<text:tab/>R &lt;¬ ACC</text:span></text:p>
      <text:p text:style-name="P4"><text:span text:style-name="T3"><text:tab/><text:tab/>(/[arg]) (R) &lt;¬ ACC</text:span></text:p>
      <text:p text:style-name="P16"><text:span text:style-name="T3">Stores the contents of the accumulator in the memory location specified by arg.</text:span></text:p>
      <text:p text:style-name="P16"><text:span text:style-name="T3">Flags:<text:tab/> Unaffected.</text:span></text:p>
      <text:p text:style-name="P4"><text:span text:style-name="T3"/></text:p>
      <text:p text:style-name="P4"><text:span text:style-name="T3"><text:tab/></text:span><text:span text:style-name="T1">STX</text:span><text:span text:style-name="T3"> <text:s text:c="3"/>[arg] <text:s text:c="4"/>PC &lt;¬ PC + 1; M &lt;¬ XREG</text:span></text:p>
      <text:p text:style-name="P4"><text:span text:style-name="T3"><text:tab/><text:tab/>([arg])<text:tab/> PC &lt;¬ PC + 1; (M) &lt;¬ XREG</text:span></text:p>
      <text:p text:style-name="P4"><text:span text:style-name="T3"><text:tab/><text:tab/>/[arg]<text:tab/> R &lt;¬ XREG</text:span></text:p>
      <text:p text:style-name="P4"><text:span text:style-name="T3"><text:tab/><text:tab/>(/[arg]) (R) &lt;¬ XREG</text:span></text:p>
      <text:p text:style-name="P16"><text:span text:style-name="T3">Stores the contents of the X register in the memory location specified by arg.</text:span></text:p>
      <text:p text:style-name="P16"><text:span text:style-name="T3">Flags:<text:tab/>Unaffected.</text:span></text:p>
      <text:p text:style-name="P4"><text:span text:style-name="T3"/></text:p>
      <text:p text:style-name="P15"><text:span text:style-name="T3"><text:tab/></text:span><text:span text:style-name="T1">STY <text:s text:c="3"/></text:span><text:span text:style-name="T3">[arg] <text:s text:c="3"/>PC &lt;¬ PC + 1; M &lt;¬ YREG</text:span></text:p>
      <text:p text:style-name="P16"><text:span text:style-name="T3">([arg])<text:tab/> PC &lt;¬ PC + 1; (M) &lt;¬ YREG</text:span></text:p>
      <text:p text:style-name="P16"><text:span text:style-name="T3">/[arg]<text:tab/> R &lt;¬ YREG</text:span></text:p>
      <text:p text:style-name="P16"><text:span text:style-name="T3">(/[arg]) (R) &lt;¬ YREG</text:span></text:p>
      <text:p text:style-name="P16"><text:span text:style-name="T3">Stores the contents of the Y register in the memory location specified by arg.</text:span></text:p>
      <text:p text:style-name="P16"><text:span text:style-name="T3">Flags:<text:tab/>Unaffected.</text:span></text:p>
      <text:p text:style-name="P3"/>
      <text:p text:style-name="P4"><text:span text:style-name="T4">Arithmetic/Logic Instructions</text:span></text:p>
      <text:p text:style-name="P4"><text:span text:style-name="T3"/></text:p>
      <text:p text:style-name="P13"><text:span text:style-name="T1">ADD <text:s text:c="2"/></text:span><text:span text:style-name="T3">[arg] <text:s text:c="4"/>PC &lt;¬ PC + 1; ACC &lt;¬ ACC + M</text:span></text:p>
      <text:p text:style-name="P13"><text:span text:style-name="T3"><text:tab/>([arg])<text:tab/> PC &lt;¬ PC + 1; ACC &lt;¬ ACC + (M)</text:span></text:p>
      <text:p text:style-name="P13"><text:span text:style-name="T3"><text:tab/>/[arg]<text:tab/> ACC &lt;¬ ACC + R</text:span></text:p>
      <text:p text:style-name="P13"><text:span text:style-name="T3"><text:s/><text:tab/>(/[arg])<text:tab/> ACC &lt;¬ ACC + ®</text:span></text:p>
      <text:p text:style-name="P16"><text:span text:style-name="T3">Add the operand to the accumulator, leaving the result in the accumulator.</text:span></text:p>
      <text:p text:style-name="P16"><text:span text:style-name="T3">Flags:<text:tab/>Z - Set to 1 if ACC = 0. Cleared otherwise.</text:span></text:p>
      <text:p text:style-name="P16"><text:span text:style-name="T3"><text:tab/>N - Set to 1 if ACC &lt; 0. Cleared otherwise.</text:span></text:p>
      <text:p text:style-name="P16"><text:span text:style-name="T3"><text:tab/>C - Set if operation results in a carry. Cleared otherwise.</text:span></text:p>
      <text:p text:style-name="P4"><text:span text:style-name="T3"><text:tab/>  </text:span></text:p>
      <text:p text:style-name="P4"><text:span text:style-name="T3"/></text:p>
      <text:p text:style-name="P13"><text:soft-page-break/><text:span text:style-name="T1">ASR</text:span><text:span text:style-name="T3"><text:tab/>ACC&lt;¬ ACC / 2</text:span></text:p>
      <text:p text:style-name="P16"><text:span text:style-name="T3">Arithmetic Shift Right. Arithmetically shifts the accumulator to the right one bit. (preserves the sign bit)</text:span></text:p>
      <text:p text:style-name="P16"><text:span text:style-name="T3">Flags:<text:tab/> Z - Set to 1 if ACC = 0. Cleared otherwise.</text:span></text:p>
      <text:p text:style-name="P16"><text:span text:style-name="T3"><text:s/><text:tab/> N - Set to 1 if ACC &lt; 0. Cleared otherwise.</text:span></text:p>
      <text:p text:style-name="P16"><text:span text:style-name="T3"/></text:p>
      <text:p text:style-name="P13"><text:span text:style-name="T2">A</text:span><text:span text:style-name="T1">SL</text:span><text:span text:style-name="T3"><text:tab/>ACC&lt;¬ ACC * 2</text:span></text:p>
      <text:p text:style-name="P16"><text:span text:style-name="T3">Arithmetic Shift Left. Arithmetically shifts the accumulator to the left one bit.</text:span></text:p>
      <text:p text:style-name="P16"><text:span text:style-name="T3">Accumulator bit 0 is set to 0.</text:span></text:p>
      <text:p text:style-name="P16"><text:span text:style-name="T3">Flags:<text:tab/>Z - Set to 1 if ACC = 0. Cleared otherwise.</text:span></text:p>
      <text:p text:style-name="P16"><text:span text:style-name="T3"><text:tab/>N - Set to 1 if ACC &lt; 0. Cleared otherwise.</text:span></text:p>
      <text:p text:style-name="P16"><text:span text:style-name="T3"><text:tab/>C - Accumulator MSB is shifted into the C flag.</text:span></text:p>
      <text:p text:style-name="P16"><text:span text:style-name="T3"/></text:p>
      <text:p text:style-name="P4"><text:span text:style-name="T3"><text:tab/></text:span><text:span text:style-name="T1">AND</text:span><text:span text:style-name="T3"> <text:s text:c="2"/>[arg] <text:s text:c="3"/>PC &lt;¬ PC + 1; ACC &lt;¬ ACC &amp; M</text:span></text:p>
      <text:p text:style-name="P17"><text:span text:style-name="T3">([arg]) PC &lt;¬ PC + 1; ACC &lt;¬ ACC &amp; (M)</text:span></text:p>
      <text:p text:style-name="P17"><text:span text:style-name="T3">/[arg]<text:tab/>ACC &lt;¬ ACC &amp; R</text:span></text:p>
      <text:p text:style-name="P17"><text:span text:style-name="T3">(/[arg])<text:tab/>ACC &lt;¬ ACC &amp; ®</text:span></text:p>
      <text:p text:style-name="P17"><text:span text:style-name="T3">Bit-wise AND of operand to accumulator.</text:span></text:p>
      <text:p text:style-name="P17"><text:span text:style-name="T3">Flags:<text:tab/>Z - Set to 1 if ACC = 0. Cleared otherwise.</text:span></text:p>
      <text:p text:style-name="P17"><text:span text:style-name="T3"><text:tab/>N - Set to 1 if ACC &lt;&lt; 0. Cleared otherwise.</text:span></text:p>
      <text:p text:style-name="P17"><text:span text:style-name="T3"><text:tab/>V – Cleared.</text:span></text:p>
      <text:p text:style-name="P17"><text:span text:style-name="T3"/></text:p>
      <text:p text:style-name="P4"><text:span text:style-name="T3"><text:tab/></text:span><text:span text:style-name="T1">DEC<text:tab/></text:span><text:span text:style-name="T3">ACC</text:span><text:span text:style-name="T1"> </text:span><text:span text:style-name="T3">&lt;¬ ACC – 1</text:span></text:p>
      <text:p text:style-name="P4"><text:span text:style-name="T3"><text:tab/><text:tab/>Decrement the accumulator.</text:span></text:p>
      <text:p text:style-name="P4"><text:span text:style-name="T3"><text:tab/><text:tab/>Flags:<text:tab/>Z - Set to 1 if ACC = 0. Cleared otherwise.</text:span></text:p>
      <text:p text:style-name="P4"><text:span text:style-name="T3"><text:tab/><text:tab/><text:tab/>N - Set to 1 if ACC &lt;&lt; 0. Cleared otherwise.</text:span></text:p>
      <text:p text:style-name="P4"><text:span text:style-name="T3"><text:tab/> <text:tab/><text:tab/>C - Set if operation results in a carry. Cleared otherwise.</text:span></text:p>
      <text:p text:style-name="P4"><text:span text:style-name="T3"/></text:p>
      <text:p text:style-name="P4"><text:span text:style-name="T3"><text:tab/></text:span><text:span text:style-name="T1">INC<text:tab/></text:span><text:span text:style-name="T3">ACC</text:span><text:span text:style-name="T1"> </text:span><text:span text:style-name="T3">&lt;¬ ACC + 1</text:span></text:p>
      <text:p text:style-name="P4"><text:span text:style-name="T3"><text:tab/><text:tab/>Increment the accumulator.</text:span></text:p>
      <text:p text:style-name="P4"><text:span text:style-name="T3"><text:tab/><text:tab/>Flags:<text:tab/>Z - Set to 1 if ACC = 0. Cleared otherwise.</text:span></text:p>
      <text:p text:style-name="P4"><text:span text:style-name="T3"><text:tab/><text:tab/><text:tab/>N - Set to 1 if ACC &lt;&lt; 0. Cleared otherwise.</text:span></text:p>
      <text:p text:style-name="P4"><text:span text:style-name="T3"><text:tab/> <text:tab/><text:tab/>C - Set if operation results in a carry. Cleared otherwise.</text:span></text:p>
      <text:p text:style-name="P4"><text:span text:style-name="T3"/></text:p>
      <text:p text:style-name="P13"><text:span text:style-name="T1">LSR <text:s text:c="3"/></text:span><text:span text:style-name="T3">Logical shift the accumulator right one bit. <text:s/>The MSB is loaded with 0.</text:span></text:p>
      <text:p text:style-name="P16"><text:span text:style-name="T3">Flags:<text:tab/>Z - Set to 1 if ACC = 0. Cleared otherwise.</text:span></text:p>
      <text:p text:style-name="P16"><text:span text:style-name="T3"><text:tab/>N - Set to 0.<text:tab/></text:span></text:p>
      <text:p text:style-name="P4"><text:span text:style-name="T3"/></text:p>
      <text:p text:style-name="P13"><text:span text:style-name="T1">NOT</text:span><text:span text:style-name="T3"> <text:s text:c="3"/>[arg] <text:s text:c="3"/>PC &lt;¬ PC + 1; ACC &lt;¬ !M</text:span></text:p>
      <text:p text:style-name="P13"><text:span text:style-name="T3"><text:tab/>([arg])<text:tab/> PC &lt;¬ PC + 1; ACC &lt;¬ !(M)</text:span></text:p>
      <text:p text:style-name="P13"><text:span text:style-name="T3"><text:tab/>/[arg]<text:tab/> ACC &lt;¬ !R</text:span></text:p>
      <text:p text:style-name="P13"><text:span text:style-name="T3"><text:tab/> (/[arg]) ACC &lt;¬ !(R)</text:span></text:p>
      <text:p text:style-name="P16"><text:span text:style-name="T3">Performs a bit-wise NOT of operand and places the result in the accumulator.</text:span></text:p>
      <text:p text:style-name="P16"><text:span text:style-name="T3">Flags:<text:tab/>Z - Set to 1 if ACC = 0. Cleared otherwise.</text:span></text:p>
      <text:p text:style-name="P16"><text:soft-page-break/><text:span text:style-name="T3"><text:tab/>N - Set to 1 if ACC &lt;&lt; 0. Cleared otherwise.</text:span></text:p>
      <text:p text:style-name="P16"><text:span text:style-name="T3"><text:tab/>V - Cleared.<text:tab/> </text:span></text:p>
      <text:p text:style-name="P4"><text:span text:style-name="T3"/></text:p>
      <text:p text:style-name="P13"><text:span text:style-name="T1">OR</text:span><text:span text:style-name="T3"> <text:s text:c="5"/>[arg] <text:s text:c="3"/>PC &lt;¬ PC + 1; ACC &lt;¬ ACC || M</text:span></text:p>
      <text:p text:style-name="P13"><text:span text:style-name="T3"><text:tab/>([arg])<text:tab/>PC &lt;¬ PC + 1; ACC &lt;¬ ACC || (M)</text:span></text:p>
      <text:p text:style-name="P13"><text:span text:style-name="T3"><text:tab/>/[arg]<text:tab/>ACC &lt;¬ ACC || R</text:span></text:p>
      <text:p text:style-name="P13"><text:span text:style-name="T3"><text:tab/>(/[arg])<text:tab/> ACC &lt;¬ ACC || ®</text:span></text:p>
      <text:p text:style-name="P13"><text:span text:style-name="T3"><text:s/><text:tab/>Bit-wise OR of operand to accumulator.</text:span></text:p>
      <text:p text:style-name="P13"><text:span text:style-name="T3"><text:s/><text:tab/> Flags:<text:tab/>Z - Set to 1 if ACC = 0. Cleared otherwise.</text:span></text:p>
      <text:p text:style-name="P13"><text:span text:style-name="T3"><text:s/><text:tab/><text:tab/>N - Set to 1 if ACC &lt;&lt; 0. Cleared otherwise.</text:span></text:p>
      <text:p text:style-name="P13"><text:span text:style-name="T3"><text:s/><text:tab/><text:tab/>V - Cleared.</text:span></text:p>
      <text:p text:style-name="P4"><text:span text:style-name="T3"/></text:p>
      <text:p text:style-name="P13"><text:span text:style-name="T1">ROR</text:span><text:span text:style-name="T3"> <text:tab/>Rotate all accumulator bits right one place. The low-order bit is placed in</text:span></text:p>
      <text:p text:style-name="P16"><text:span text:style-name="T3">C and the previous contents of C are loaded into the high-order bit.</text:span></text:p>
      <text:p text:style-name="P16"><text:span text:style-name="T3">Flags:<text:tab/>Z - Set to 1 if ACC = 0. Cleared otherwise.</text:span></text:p>
      <text:p text:style-name="P16"><text:span text:style-name="T3"><text:tab/>N - Set to 1 if ACC &lt;&lt; 0. Cleared otherwise.</text:span></text:p>
      <text:p text:style-name="P16"><text:span text:style-name="T3"><text:tab/>C - Loaded with low-order bit of the accumulator.</text:span></text:p>
      <text:p text:style-name="P16"><text:span text:style-name="T3"><text:tab/>V - Loaded with exclusive OR of  N and C.</text:span></text:p>
      <text:p text:style-name="P16"><text:span text:style-name="T3"/></text:p>
      <text:p text:style-name="P13"><text:span text:style-name="T1">ROL</text:span><text:span text:style-name="T3"> <text:s text:c="2"/>Rotate all accumulator bits left one place. <text:s/>The high-order bit is placed in</text:span></text:p>
      <text:p text:style-name="P16"><text:span text:style-name="T3">C and the previous contents of C are loaded into the low-order bit.</text:span></text:p>
      <text:p text:style-name="P16"><text:span text:style-name="T3">Flags:<text:tab/>Z - Set to 1 if ACC = 0. Cleared otherwise.</text:span></text:p>
      <text:p text:style-name="P16"><text:span text:style-name="T3"><text:tab/>N - Set to 1 if ACC &lt;&lt; 0. Cleared otherwise.</text:span></text:p>
      <text:p text:style-name="P16"><text:span text:style-name="T3"><text:tab/>C - Loaded with high-order bit of the accumulator.</text:span></text:p>
      <text:p text:style-name="P16"><text:span text:style-name="T3"><text:tab/>V - Loaded with exclusive OR of N and C.</text:span></text:p>
      <text:p text:style-name="P16"><text:span text:style-name="T3"/></text:p>
      <text:p text:style-name="P4"><text:span text:style-name="T3"><text:tab/></text:span><text:span text:style-name="T1">SUB</text:span><text:span text:style-name="T3"> <text:s text:c="3"/>[arg] <text:s text:c="4"/>PC &lt;¬ PC + 1; ACC &lt;¬ ACC – M</text:span></text:p>
      <text:p text:style-name="P4"><text:span text:style-name="T3"><text:tab/><text:tab/>([arg])<text:tab/> PC &lt;¬ PC + 1; ACC &lt;¬ ACC – (M)</text:span></text:p>
      <text:p text:style-name="P4"><text:span text:style-name="T3"><text:tab/><text:tab/>/[arg]<text:tab/> ACC &lt;¬ ACC – R</text:span></text:p>
      <text:p text:style-name="P4"><text:span text:style-name="T3"><text:tab/> <text:tab/>(/[arg])<text:tab/> ACC &lt;¬ ACC - ®</text:span></text:p>
      <text:p text:style-name="P16"><text:span text:style-name="T3">Subtract the operand from the accumulator, leaving the result in the accumulator.</text:span></text:p>
      <text:p text:style-name="P4"><text:span text:style-name="T3"><text:tab/><text:tab/>Flags:<text:tab/> Z - Set to 1 if ACC = 0. Cleared otherwise.</text:span></text:p>
      <text:p text:style-name="P4"><text:span text:style-name="T3"><text:tab/><text:tab/><text:tab/> N - Set to 1 if ACC &lt;&lt; 0. Cleared otherwise.</text:span></text:p>
      <text:p text:style-name="P4"><text:span text:style-name="T3"><text:tab/><text:tab/><text:tab/> C - Set if operation results in a carry. Cleared otherwise.</text:span></text:p>
      <text:p text:style-name="P4"><text:span text:style-name="T3"/></text:p>
      <text:p text:style-name="P13"><text:span text:style-name="T1">XOR</text:span><text:span text:style-name="T3"> <text:s text:c="2"/>[arg] <text:s text:c="4"/>PC &lt;¬ PC + 1; ACC &lt;¬ [ACC || M] &amp; ![ACC &amp; M]</text:span></text:p>
      <text:p text:style-name="P13"><text:span text:style-name="T3"><text:tab/>([arg])<text:tab/> PC &lt;¬ PC + 1; ACC &lt;¬ [ACC || (M)] &amp; ![ACC &amp; (M)]</text:span></text:p>
      <text:p text:style-name="P13"><text:span text:style-name="T3"><text:tab/> /[arg]<text:tab/> ACC &lt;¬ [ACC || R] &amp; ![ACC &amp; R]</text:span></text:p>
      <text:p text:style-name="P13"><text:span text:style-name="T3"><text:tab/> (/[arg]) ACC &lt;¬ [ACC || (R)] &amp; ![ACC &amp; (R)]</text:span></text:p>
      <text:p text:style-name="P13"><text:span text:style-name="T3"><text:s/><text:tab/>Bit-wise exclusive OR of operand to accumulator.</text:span></text:p>
      <text:p text:style-name="P13"><text:span text:style-name="T3"><text:tab/>Flags:<text:tab/>Z - Set to 1 if ACC = 0. Cleared otherwise.</text:span></text:p>
      <text:p text:style-name="P13"><text:span text:style-name="T3"><text:tab/><text:tab/>N - Set to 1 if ACC &lt;&lt; 0. Cleared otherwise.</text:span></text:p>
      <text:p text:style-name="P13"><text:span text:style-name="T3"><text:tab/><text:tab/>V - Cleared.</text:span></text:p>
      <text:p text:style-name="P3"/>
      <text:p text:style-name="P3"/>
      <text:p text:style-name="P3"><text:soft-page-break/>Control Instructions</text:p>
      <text:p text:style-name="P3"/>
      <text:p text:style-name="P4"><text:span text:style-name="T3"><text:tab/></text:span><text:span text:style-name="T1">GSB</text:span><text:span text:style-name="T3"> <text:s text:c="3"/>[arg] <text:s/>SP &lt;¬ SP - 1; PC &lt;¬ PC + 1; (SP) &lt;¬ PC; PC &lt;¬ M</text:span></text:p>
      <text:p text:style-name="P16"><text:span text:style-name="T3">Go to Subroutine. Performs a subroutine starting at the memory location specified by arg. <text:s/>A RTN statement is required at the end of the subroutine.</text:span></text:p>
      <text:p text:style-name="P16"><text:span text:style-name="T3">Flags:<text:tab/>Unaffected.</text:span></text:p>
      <text:p text:style-name="P16"><text:span text:style-name="T3"/></text:p>
      <text:p text:style-name="P4"><text:span text:style-name="T3"><text:tab/></text:span><text:span text:style-name="T1">HLT</text:span><text:span text:style-name="T3"> <text:s text:c="3"/>[arg]<text:tab/>PC &lt;¬ M</text:span></text:p>
      <text:p text:style-name="P4"><text:span text:style-name="T3"><text:tab/><text:tab/>Halt. Program halt, arg is copied into the program counter.</text:span></text:p>
      <text:p text:style-name="P4"><text:span text:style-name="T3"><text:tab/> <text:tab/>Flags:<text:tab/>Unaffected.</text:span></text:p>
      <text:p text:style-name="P4"><text:span text:style-name="T3"/></text:p>
      <text:p text:style-name="P4"><text:span text:style-name="T3"><text:tab/></text:span><text:span text:style-name="T1">JMP</text:span><text:span text:style-name="T3"> <text:s text:c="3"/>[arg]<text:tab/>PC &lt;¬ PC + 1; PC &lt;¬ M</text:span></text:p>
      <text:p text:style-name="P4"><text:span text:style-name="T3"><text:tab/><text:tab/>Jump to the memory location specified by arg.</text:span></text:p>
      <text:p text:style-name="P4"><text:span text:style-name="T3"><text:tab/><text:tab/>Flags:<text:tab/>Unaffected.</text:span></text:p>
      <text:p text:style-name="P4"><text:span text:style-name="T3"/></text:p>
      <text:p text:style-name="P4"><text:span text:style-name="T3"><text:tab/></text:span><text:span text:style-name="T1">RTN<text:tab/></text:span><text:span text:style-name="T3">PC</text:span><text:span text:style-name="T1"> </text:span><text:span text:style-name="T3">&lt;¬ (SP); SP &lt;¬ SP + 1</text:span></text:p>
      <text:p text:style-name="P4"><text:span text:style-name="T3"><text:tab/><text:tab/> Return from subroutine.</text:span></text:p>
      <text:p text:style-name="P4"><text:span text:style-name="T3"><text:tab/><text:tab/>Flags:<text:tab/> Unaffected.</text:span></text:p>
      <text:p text:style-name="P3"/>
      <text:p text:style-name="P3">Conversion Instructions</text:p>
      <text:p text:style-name="P3"/>
      <text:p text:style-name="P4"><text:span text:style-name="T3"><text:tab/></text:span><text:span text:style-name="T1">CLR</text:span><text:span text:style-name="T3"><text:tab/>ACC &lt;¬ 0</text:span></text:p>
      <text:p text:style-name="P4"><text:span text:style-name="T3"><text:tab/><text:tab/>Clears the accumulator.</text:span></text:p>
      <text:p text:style-name="P4"><text:span text:style-name="T3"><text:tab/><text:tab/>Flags:<text:tab/>Z - Set to 1.</text:span></text:p>
      <text:p text:style-name="P4"><text:span text:style-name="T3"><text:tab/><text:tab/> <text:tab/>N – Cleared.</text:span></text:p>
      <text:p text:style-name="P4"><text:span text:style-name="T3"><text:tab/><text:tab/><text:tab/>C – Cleared.</text:span></text:p>
      <text:p text:style-name="P4"><text:span text:style-name="T3"><text:tab/><text:tab/> <text:tab/>V – Cleared.</text:span></text:p>
      <text:p text:style-name="P4"><text:span text:style-name="T3"/></text:p>
      <text:p text:style-name="P4"><text:span text:style-name="T3"><text:tab/></text:span><text:span text:style-name="T1">NEG</text:span><text:span text:style-name="T3"><text:tab/>ACC &lt;¬ ACC * -1</text:span></text:p>
      <text:p text:style-name="P4"><text:span text:style-name="T3"><text:tab/> <text:tab/>Multiplies the accumulator by -1.</text:span></text:p>
      <text:p text:style-name="P4"><text:span text:style-name="T3"><text:tab/> <text:tab/>Flags:<text:tab/>Z - Set to 1 if ACC = 0. Cleared otherwise.</text:span></text:p>
      <text:p text:style-name="P4"><text:span text:style-name="T3"><text:tab/> <text:tab/><text:tab/>N - Set to 1 if ACC &lt; 0. Cleared otherwise.</text:span></text:p>
      <text:p text:style-name="P4"><text:span text:style-name="T4"/></text:p>
      <text:p text:style-name="P4"><text:span text:style-name="T4">Conditional Instructions</text:span></text:p>
      <text:p text:style-name="P4"><text:span text:style-name="T3"/></text:p>
      <text:p text:style-name="P4"><text:span text:style-name="T3"><text:tab/></text:span><text:span text:style-name="T1">CMP</text:span><text:span text:style-name="T3"> <text:s text:c="3"/>[arg] <text:s text:c="3"/>PC &lt;¬ PC + 1; ACC – M</text:span></text:p>
      <text:p text:style-name="P16"><text:span text:style-name="T3">([arg])<text:tab/> PC &lt;¬ PC + 1; ACC – (M)</text:span></text:p>
      <text:p text:style-name="P16"><text:span text:style-name="T3">/[arg]<text:tab/> ACC – R</text:span></text:p>
      <text:p text:style-name="P16"><text:span text:style-name="T3">(/[arg])<text:tab/> ACC - (R)</text:span></text:p>
      <text:p text:style-name="P16"><text:span text:style-name="T3">Compare the operand to the accumulator.</text:span></text:p>
      <text:p text:style-name="P16"><text:span text:style-name="T3">Flags:<text:tab/>Z - Set to 1 if ACC = operand. Cleared otherwise.</text:span></text:p>
      <text:p text:style-name="P16"><text:span text:style-name="T3"><text:tab/>N - Set to 1 if ACC &lt;&lt; operand. Cleared otherwise.</text:span></text:p>
      <text:p text:style-name="P16"><text:span text:style-name="T3"/></text:p>
      <text:p text:style-name="P13"><text:span text:style-name="T1">JNG <text:s text:c="3"/></text:span><text:span text:style-name="T3">[arg] PC &lt;¬ PC + 1; PC &lt;¬ M</text:span></text:p>
      <text:p text:style-name="P13"><text:span text:style-name="T3"><text:tab/>Jump to the memory location specified by arg if the N flag is set.</text:span></text:p>
      <text:p text:style-name="P13"><text:soft-page-break/><text:span text:style-name="T3"><text:tab/> Flags:<text:tab/>Unaffected.</text:span></text:p>
      <text:p text:style-name="P13"><text:span text:style-name="T3"/></text:p>
      <text:p text:style-name="P4"><text:span text:style-name="T3"><text:tab/></text:span><text:span text:style-name="T1">JPZ</text:span><text:span text:style-name="T3"> <text:s text:c="5"/>[arg] PC &lt;¬ PC + 1; PC &lt;¬ M</text:span></text:p>
      <text:p text:style-name="P4"><text:span text:style-name="T3"><text:tab/><text:tab/>Jump to the memory location specified by arg if the Z flag is set.</text:span></text:p>
      <text:p text:style-name="P4"><text:span text:style-name="T3"><text:tab/><text:tab/> Flags:<text:tab/>Unaffected.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date>2021-07-29T01:22:29.77</dc:date>
    <dc:creator>Jay Babel</dc:creator>
    <meta:editing-duration>PT2H11M51S</meta:editing-duration>
    <meta:editing-cycles>6</meta:editing-cycles>
    <meta:document-statistic meta:table-count="0" meta:image-count="0" meta:object-count="0" meta:page-count="7" meta:paragraph-count="206" meta:word-count="1732" meta:character-count="8494"/>
  </office:meta>
</office:document-meta>
</file>